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94d8b8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143174">
      <style:text-properties style:text-underline-style="none" xlink:href="http://www.eins.de"/>
    </style:style>
    <style:style style:family="text" style:name="a46f839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503985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0a80d9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3f9251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dd2629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661ef5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0faac3" style:parent-style-name="Graphics">
      <style:graphic-properties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471119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007499" style:parent-style-name="Standard">
      <style:paragraph-properties fo:margin-left="7.5mm" fo:margin-right="0.0mm" fo:text-indent="-7.5mm"/>
      <style:text-properties/>
    </style:style>
    <style:style style:family="text" style:name="a2c607b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beeab5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  <style:style style:family="text" style:name="a139368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</office:automatic-styles>
  <office:body>
    <office:text>
      <text:p text:style-name="a471119"><draw:frame draw:style-name="a0faac3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661ef5"/>
      <text:p text:style-name="add2629"/>
      <text:p text:style-name="a3f9251"/>
      <text:p text:style-name="a0a80d9"/>
      <text:p text:style-name="a007499"><text:a xlink:href="http://www.eins.de"><text:span text:style-name="Hyperlink">Kapitel</text:span></text:a><text:a xlink:href="http://www.zwei.de"><text:span text:style-name="Hyperlink">10</text:span></text:a></text:p>
      <text:p text:style-name="a94d8b8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a2de41" style:parent-style-name="Header">
      <style:text-properties fo:font-size="10.0pt" style:font-name="Verdana" style:font-name-complex="Verdana" style:font-size-asian="10.0pt"/>
    </style:style>
    <style:style style:family="paragraph" style:name="a53abed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450d89">
      <style:text-properties fo:font-size="10.0pt" style:font-name="Verdana" style:font-name-complex="Verdana" style:font-size-asian="10.0pt"/>
    </style:style>
    <style:style style:family="paragraph" style:name="ad99dfe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d99dfe"><text:span text:style-name="a450d89">Handbuch Pastoralbüro<text:tab/>Kapitel 10 – 10.0 Inhaltsverzeichnis</text:span></text:p>
        <text:p text:style-name="a53abed"/>
        <text:p text:style-name="aa2de41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28</dc:date>
    <meta:editing-cycles>2</meta:editing-cycles>
    <meta:editing-duration>PT0.015S</meta:editing-duration>
  </office:meta>
</office:document-meta>
</file>